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28">
      <style:paragraph-properties fo:margin-top="0in" fo:margin-bottom="0in"/>
    </style:style>
    <style:style style:name="P32" style:family="paragraph" style:parent-style-name="Text_20_body" style:list-style-name="L2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32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33">
      <style:paragraph-properties fo:margin-top="0in" fo:margin-bottom="0in"/>
    </style:style>
    <style:style style:name="P73" style:family="paragraph" style:parent-style-name="Text_20_body" style:list-style-name="L34">
      <style:paragraph-properties fo:margin-top="0in" fo:margin-bottom="0in"/>
    </style:style>
    <style:style style:name="P74" style:family="paragraph" style:parent-style-name="Text_20_body" style:list-style-name="L35">
      <style:paragraph-properties fo:margin-top="0in" fo:margin-bottom="0in"/>
    </style:style>
    <style:style style:name="P75" style:family="paragraph" style:parent-style-name="Text_20_body" style:list-style-name="L36">
      <style:paragraph-properties fo:margin-top="0in" fo:margin-bottom="0in"/>
    </style:style>
    <style:style style:name="P76" style:family="paragraph" style:parent-style-name="Text_20_body" style:list-style-name="L37">
      <style:paragraph-properties fo:margin-top="0in" fo:margin-bottom="0in"/>
    </style:style>
    <style:style style:name="P77" style:family="paragraph" style:parent-style-name="Text_20_body" style:list-style-name="L38">
      <style:paragraph-properties fo:margin-top="0in" fo:margin-bottom="0in"/>
    </style:style>
    <style:style style:name="P78" style:family="paragraph" style:parent-style-name="Text_20_body" style:list-style-name="L39">
      <style:paragraph-properties fo:margin-top="0in" fo:margin-bottom="0in"/>
    </style:style>
    <style:style style:name="P79" style:family="paragraph" style:parent-style-name="Text_20_body" style:list-style-name="L40">
      <style:paragraph-properties fo:margin-top="0in" fo:margin-bottom="0in"/>
    </style:style>
    <style:style style:name="P80" style:family="paragraph" style:parent-style-name="Text_20_body" style:list-style-name="L41">
      <style:paragraph-properties fo:margin-top="0in" fo:margin-bottom="0in"/>
    </style:style>
    <style:style style:name="P81" style:family="paragraph" style:parent-style-name="Text_20_body" style:list-style-name="L42">
      <style:paragraph-properties fo:margin-top="0in" fo:margin-bottom="0in"/>
    </style:style>
    <style:style style:name="P82" style:family="paragraph" style:parent-style-name="Text_20_body" style:list-style-name="L43">
      <style:paragraph-properties fo:margin-top="0in" fo:margin-bottom="0in"/>
    </style:style>
    <style:style style:name="P83" style:family="paragraph" style:parent-style-name="Text_20_body" style:list-style-name="L44">
      <style:paragraph-properties fo:margin-top="0in" fo:margin-bottom="0in"/>
    </style:style>
    <style:style style:name="P84" style:family="paragraph" style:parent-style-name="Text_20_body" style:list-style-name="L45">
      <style:paragraph-properties fo:margin-top="0in" fo:margin-bottom="0in"/>
    </style:style>
    <style:style style:name="P85" style:family="paragraph" style:parent-style-name="Text_20_body" style:list-style-name="L46">
      <style:paragraph-properties fo:margin-top="0in" fo:margin-bottom="0in"/>
    </style:style>
    <style:style style:name="P86" style:family="paragraph" style:parent-style-name="Text_20_body" style:list-style-name="L47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48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49">
      <style:paragraph-properties fo:margin-top="0in" fo:margin-bottom="0in"/>
    </style:style>
    <style:style style:name="P93" style:family="paragraph" style:parent-style-name="Text_20_body" style:list-style-name="L50">
      <style:paragraph-properties fo:margin-top="0in" fo:margin-bottom="0in"/>
    </style:style>
    <style:style style:name="P94" style:family="paragraph" style:parent-style-name="Text_20_body" style:list-style-name="L51">
      <style:paragraph-properties fo:margin-top="0in" fo:margin-bottom="0in"/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Text_20_body" style:list-style-name="L52">
      <style:paragraph-properties fo:margin-top="0in" fo:margin-bottom="0in"/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Text_20_body" style:list-style-name="L53">
      <style:paragraph-properties fo:margin-top="0in" fo:margin-bottom="0in"/>
    </style:style>
    <style:style style:name="P101" style:family="paragraph" style:parent-style-name="Text_20_body" style:list-style-name="L54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Text_20_body" style:list-style-name="L55">
      <style:paragraph-properties fo:margin-top="0in" fo:margin-bottom="0in"/>
    </style:style>
    <style:style style:name="P123" style:family="paragraph" style:parent-style-name="Text_20_body" style:list-style-name="L56">
      <style:paragraph-properties fo:margin-top="0in" fo:margin-bottom="0in"/>
    </style:style>
    <style:style style:name="P124" style:family="paragraph" style:parent-style-name="Text_20_body" style:list-style-name="L57">
      <style:paragraph-properties fo:margin-top="0in" fo:margin-bottom="0in"/>
    </style:style>
    <style:style style:name="P125" style:family="paragraph" style:parent-style-name="Text_20_body" style:list-style-name="L58">
      <style:paragraph-properties fo:margin-top="0in" fo:margin-bottom="0in"/>
    </style:style>
    <style:style style:name="P126" style:family="paragraph" style:parent-style-name="Text_20_body" style:list-style-name="L59">
      <style:paragraph-properties fo:margin-top="0in" fo:margin-bottom="0in"/>
    </style:style>
    <style:style style:name="P127" style:family="paragraph" style:parent-style-name="Text_20_body" style:list-style-name="L60">
      <style:paragraph-properties fo:margin-top="0in" fo:margin-bottom="0in"/>
    </style:style>
    <style:style style:name="P128" style:family="paragraph" style:parent-style-name="Text_20_body" style:list-style-name="L61">
      <style:paragraph-properties fo:margin-top="0in" fo:margin-bottom="0in"/>
    </style:style>
    <style:style style:name="P129" style:family="paragraph" style:parent-style-name="Text_20_body" style:list-style-name="L62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63">
      <style:paragraph-properties fo:margin-top="0in" fo:margin-bottom="0in"/>
    </style:style>
    <style:style style:name="P134" style:family="paragraph" style:parent-style-name="Text_20_body" style:list-style-name="L64">
      <style:paragraph-properties fo:margin-top="0in" fo:margin-bottom="0in"/>
    </style:style>
    <style:style style:name="P135" style:family="paragraph" style:parent-style-name="Text_20_body" style:list-style-name="L65">
      <style:paragraph-properties fo:margin-top="0in" fo:margin-bottom="0in"/>
    </style:style>
    <style:style style:name="P136" style:family="paragraph" style:parent-style-name="Text_20_body" style:list-style-name="L66">
      <style:paragraph-properties fo:margin-top="0in" fo:margin-bottom="0in"/>
    </style:style>
    <style:style style:name="P137" style:family="paragraph" style:parent-style-name="Text_20_body" style:list-style-name="L67">
      <style:paragraph-properties fo:margin-top="0in" fo:margin-bottom="0in"/>
    </style:style>
    <style:style style:name="P138" style:family="paragraph" style:parent-style-name="Text_20_body" style:list-style-name="L68">
      <style:paragraph-properties fo:margin-top="0in" fo:margin-bottom="0in"/>
    </style:style>
    <style:style style:name="P139" style:family="paragraph" style:parent-style-name="Text_20_body" style:list-style-name="L69">
      <style:paragraph-properties fo:margin-top="0in" fo:margin-bottom="0in"/>
    </style:style>
    <style:style style:name="P140" style:family="paragraph" style:parent-style-name="Text_20_body" style:list-style-name="L70">
      <style:paragraph-properties fo:margin-top="0in" fo:margin-bottom="0in"/>
    </style:style>
    <style:style style:name="P141" style:family="paragraph" style:parent-style-name="Text_20_body" style:list-style-name="L71">
      <style:paragraph-properties fo:margin-top="0in" fo:margin-bottom="0in"/>
    </style:style>
    <style:style style:name="P142" style:family="paragraph" style:parent-style-name="Text_20_body" style:list-style-name="L72">
      <style:paragraph-properties fo:margin-top="0in" fo:margin-bottom="0in"/>
    </style:style>
    <style:style style:name="P143" style:family="paragraph" style:parent-style-name="Text_20_body" style:list-style-name="L73">
      <style:paragraph-properties fo:margin-top="0in" fo:margin-bottom="0in"/>
    </style:style>
    <style:style style:name="P144" style:family="paragraph" style:parent-style-name="Text_20_body" style:list-style-name="L74">
      <style:paragraph-properties fo:margin-top="0in" fo:margin-bottom="0in"/>
    </style:style>
    <style:style style:name="P145" style:family="paragraph" style:parent-style-name="Text_20_body" style:list-style-name="L75">
      <style:paragraph-properties fo:margin-top="0in" fo:margin-bottom="0in"/>
    </style:style>
    <style:style style:name="P146" style:family="paragraph" style:parent-style-name="Text_20_body" style:list-style-name="L76">
      <style:paragraph-properties fo:margin-top="0in" fo:margin-bottom="0in"/>
    </style:style>
    <style:style style:name="P147" style:family="paragraph" style:parent-style-name="Text_20_body" style:list-style-name="L77">
      <style:paragraph-properties fo:margin-top="0in" fo:margin-bottom="0in"/>
    </style:style>
    <style:style style:name="P148" style:family="paragraph" style:parent-style-name="Text_20_body" style:list-style-name="L78">
      <style:paragraph-properties fo:margin-top="0in" fo:margin-bottom="0in"/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14 març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  <text:list text:style-name="L21">
        <text:list-item>
          <text:p text:style-name="P21">Adicionar comentários:<text:line-break/></text:p>
          <text:list text:style-name="L22">
            <text:list-item>
              <text:p text:style-name="P22">Para adionar comentários ao script usamos uma aspas simples, tudo que vier depois na linha é um comentário.<text:line-break/></text:p>
            </text:list-item>
            <text:list-item>
              <text:p text:style-name="P22">Como boas práticas normalmente adicionamos:<text:line-break/></text:p>
              <text:list text:style-name="L23">
                <text:list-item>
                  <text:p text:style-name="P23">O nome da função (Macro). (Automático)<text:line-break/></text:p>
                </text:list-item>
                <text:list-item>
                  <text:p text:style-name="P23">Atalho no teclado para executar a Macro. (Automático)<text:line-break/></text:p>
                </text:list-item>
                <text:list-item>
                  <text:p text:style-name="P23">Data de criação.<text:line-break/></text:p>
                </text:list-item>
                <text:list-item>
                  <text:p text:style-name="P23">Quem criou a Macro e o seu contato.<text:line-break/></text:p>
                </text:list-item>
                <text:list-item>
                  <text:p text:style-name="P23">Breve descrição da Macro.<text:line-break/></text:p>
                </text:list-item>
              </text:list>
            </text:list-item>
          </text:list>
        </text:list-item>
        <text:list-item>
          <text:p text:style-name="P21">Seleção:<text:line-break/></text:p>
          <text:list text:style-name="L24">
            <text:list-item>
              <text:p text:style-name="P24">Selecionar célula:<text:line-break/><text:span text:style-name="Source_Text">Range("A1").Select</text:span><text:line-break/></text:p>
            </text:list-item>
            <text:list-item>
              <text:p text:style-name="P24">Selecionar coluna:<text:line-break/><text:span text:style-name="Source_Text">Columns("A:A").Select</text:span><text:line-break/></text:p>
            </text:list-item>
            <text:list-item>
              <text:p text:style-name="P24">Selecionar linhas:<text:line-break/><text:span text:style-name="Source_Text">Rows("1:3").Select</text:span><text:line-break/></text:p>
            </text:list-item>
          </text:list>
        </text:list-item>
        <text:list-item>
          <text:p text:style-name="P21">Zoom:<text:line-break/>Determina o valor do zoom da janela do Excel.<text:line-break/><text:span text:style-name="Source_Text">ActiveWindow.Zoom = 100</text:span><text:line-break/></text:p>
        </text:list-item>
        <text:list-item>
          <text:p text:style-name="P21">Inserir fórmula numa célula ativa (selecionada):<text:line-break/></text:p>
          <text:list text:style-name="L25">
            <text:list-item>
              <text:p text:style-name="P25">Texto:<text:line-break/><text:span text:style-name="Source_Text">ActiveCell.FormulaR1C1 = "Texto"</text:span><text:line-break/></text:p>
            </text:list-item>
            <text:list-item>
              <text:p text:style-name="P25">Fórmula:<text:line-break/><text:span text:style-name="Source_Text">ActiveCell.FormulaR1C1 = "=SUM(4,5)"</text:span><text:line-break/></text:p>
            </text:list-item>
          </text:list>
        </text:list-item>
      </text:list>
      <text:p text:style-name="Pagebreak"/>
      <text:list text:style-name="L26">
        <text:list-item>
          <text:p text:style-name="P26">Formatação básica:<text:line-break/></text:p>
          <text:list text:style-name="L27">
            <text:list-item>
              <text:p text:style-name="P27">Itálico<text:line-break/><text:span text:style-name="Source_Text">Selection.Font.Italic = True | False</text:span><text:line-break/></text:p>
            </text:list-item>
            <text:list-item>
              <text:p text:style-name="P27">Negrito<text:line-break/><text:span text:style-name="Source_Text">Selection.Font.Bold = True | False</text:span><text:line-break/></text:p>
            </text:list-item>
            <text:list-item>
              <text:p text:style-name="P27">Alinhamentos:<text:line-break/>Dentro das células selecionadas pelo comando <text:span text:style-name="Source_Text">with</text:span>:<text:line-break/></text:p>
            </text:list-item>
          </text:list>
          <text:p text:style-name="P28">With Selection</text:p>
          <text:p text:style-name="P29"><text:s text:c="2"/>.Bloco de programação</text:p>
          <text:p text:style-name="P30">End With</text:p>
          <text:list text:style-name="L28">
            <text:list-item>
              <text:p text:style-name="P31">Horzontal<text:line-break/><text:span text:style-name="Source_Text">.HorizontalAlignment = xlRight | xlCenter | xlLeft</text:span><text:line-break/></text:p>
            </text:list-item>
            <text:list-item>
              <text:p text:style-name="P31">Vertical<text:line-break/><text:span text:style-name="Source_Text">.VerticalAlignment = xlTop | xlCenter | xlBottom</text:span><text:line-break/></text:p>
            </text:list-item>
            <text:list-item>
              <text:p text:style-name="P31">Auto-ajuste coluna/linha (Automático)<text:line-break/><text:span text:style-name="Source_Text">Columns("A:A").EntireColumn.AutoFit</text:span><text:line-break/><text:span text:style-name="Source_Text">Rows("1:1").EntireColumn.AutoFit</text:span><text:line-break/></text:p>
            </text:list-item>
          </text:list>
        </text:list-item>
        <text:list-item>
          <text:p text:style-name="P26">Função (Macro):<text:line-break/></text:p>
          <text:list text:style-name="L29">
            <text:list-item>
              <text:p text:style-name="P32">VBA é uma linguagem identada.<text:line-break/></text:p>
            </text:list-item>
            <text:list-item>
              <text:p text:style-name="P32">A função Macro no VBA do Excel é uma função <text:span text:style-name="Source_Text">Sub()</text:span>.<text:line-break/></text:p>
            </text:list-item>
            <text:list-item>
              <text:p text:style-name="P32">Como o nome da Macro é o nome que encontramos na função <text:span text:style-name="Source_Text">Sub()</text:span>, podemos mudar o nome da Macro alterando o nome na função <text:span text:style-name="Source_Text">Sub()</text:span>.<text:line-break/>Exemplo:<text:line-break/>Mudando nome da Macro,<text:line-break/><text:span text:style-name="Source_Text">Sub MinhaPrimeiraMacro()</text:span><text:line-break/>para,<text:line-break/><text:span text:style-name="Source_Text">Sub Minha_Primeira_Macro()</text:span><text:line-break/></text:p>
            </text:list-item>
            <text:list-item>
              <text:p text:style-name="P32">Sintaxe:<text:line-break/></text:p>
            </text:list-item>
          </text:list>
          <text:p text:style-name="P33">Sub nome_da_macro(argumento_s_1, argumento_s_2, ...)</text:p>
          <text:p text:style-name="P34"><text:s text:c="2"/>Bloco de programação</text:p>
          <text:p text:style-name="P35">End Sub</text:p>
        </text:list-item>
      </text:list>
      <text:p text:style-name="Pagebreak"/>
      <text:h text:style-name="Heading_20_2" text:outline-level="2"><text:bookmark-start text:name="simplificando-macros"/>2.7 Simplificando Macros<text:bookmark-end text:name="simplificando-macros"/></text:h>
      <text:h text:style-name="Heading_20_3" text:outline-level="3"><text:bookmark-start text:name="teoria-de-simplificação-de-macros"/>2.7.1 Teoria de simplificação de Macros<text:bookmark-end text:name="teoria-de-simplificação-de-macros"/></text:h>
      <text:list text:style-name="L30">
        <text:list-item>
          <text:p text:style-name="P36">Podemos simplificar Macros ao abrir o script e cortar, ou juntar, trechos que são desnecessarios, ou redundantes. Deixando a Macro mais objetiva.<text:line-break/></text:p>
        </text:list-item>
        <text:list-item>
          <text:p text:style-name="P36">Exemplo de script simplificado:<text:line-break/></text:p>
        </text:list-item>
      </text:list>
      <text:p text:style-name="FigureWithCaption"><draw:frame draw:name="img14" style:rel-width="80.0%" style:rel-height="scale" svg:width="1152.0pt" svg:height="611.09243697479pt"><draw:image xlink:href="Pictures/13.png" xlink:type="simple" xlink:show="embed" xlink:actuate="onLoad"/></draw:frame></text:p>
      <text:p text:style-name="FigureCaption">Script original da Macro.</text:p>
      <text:p text:style-name="FigureWithCaption"><draw:frame draw:name="img15" style:rel-width="80.0%" style:rel-height="scale" svg:width="1148.9747899159663pt" svg:height="610.4873949579832pt"><draw:image xlink:href="Pictures/14.png" xlink:type="simple" xlink:show="embed" xlink:actuate="onLoad"/></draw:frame></text:p>
      <text:p text:style-name="FigureCaption">Script simplificado da Macro.</text:p>
      <text:p text:style-name="Pagebreak"/>
      <text:h text:style-name="Heading_20_3" text:outline-level="3"><text:bookmark-start text:name="técnicas-para-simplificar-macros"/>2.7.2 Técnicas para simplificar Macros<text:bookmark-end text:name="técnicas-para-simplificar-macros"/></text:h>
      <text:list text:style-name="L31">
        <text:list-item>
          <text:p text:style-name="P37">Juntar seleção de célula e inserção de fórmula:<text:line-break/>Ao inves de selecionar uma célula e inserir fórmala separadamente.<text:line-break/></text:p>
          <text:p text:style-name="P38">Range("A1").Select</text:p>
          <text:p text:style-name="P39">ActiveCell.FormulaR1C1 = "Sergio Pedro Rodrigues Oliveira"</text:p>
          <text:p text:style-name="P37">Podemos fazer as duas coisas de uma só vez.<text:line-break/><text:span text:style-name="Source_Text">Range("A1").FormulaR1C1 = "Sergio Pedro Rodrigues Oliveira"</text:span></text:p>
        </text:list-item>
        <text:list-item>
          <text:p text:style-name="P37">Eliminando comandos desnecessários da formatação básica:<text:line-break/>Existem determinados comandos que são gerados automaticamente quando desejamos fazer formatação do alinhamento do texto numa célula, dentro do comando <text:span text:style-name="Source_Text">with selection</text:span>, nem todos esses comandos são necessarios.<text:line-break/></text:p>
          <text:p text:style-name="P40">With Selection</text:p>
          <text:p text:style-name="P41"><text:s text:c="2"/>.HorizontalAlignment = xlGeneral</text:p>
          <text:p text:style-name="P42"><text:s text:c="2"/>.VerticalAlignment = xlCenter</text:p>
          <text:p text:style-name="P43"><text:s text:c="2"/>.WrapText = False</text:p>
          <text:p text:style-name="P44"><text:s text:c="2"/>.Orientation = 0</text:p>
          <text:p text:style-name="P45"><text:s text:c="2"/>.AddIndent = False</text:p>
          <text:p text:style-name="P46"><text:s text:c="2"/>.IndentLevel = 0</text:p>
          <text:p text:style-name="P47"><text:s text:c="2"/>.ShrinkToFit = False</text:p>
          <text:p text:style-name="P48"><text:s text:c="2"/>.ReadingOrder = xlContext</text:p>
          <text:p text:style-name="P49"><text:s text:c="2"/>.MergeCells = False</text:p>
          <text:p text:style-name="P50">End With</text:p>
          <text:p text:style-name="P51">With Selection</text:p>
          <text:p text:style-name="P52"><text:s text:c="2"/>.HorizontalAlignment = xlCenter</text:p>
          <text:p text:style-name="P53"><text:s text:c="2"/>.VerticalAlignment = xlCenter</text:p>
          <text:p text:style-name="P54"><text:s text:c="2"/>.WrapText = False</text:p>
          <text:p text:style-name="P55"><text:s text:c="2"/>.Orientation = 0</text:p>
          <text:p text:style-name="P56"><text:s text:c="2"/>.AddIndent = False</text:p>
          <text:p text:style-name="P57"><text:s text:c="2"/>.IndentLevel = 0</text:p>
          <text:p text:style-name="P58"><text:s text:c="2"/>.ShrinkToFit = False</text:p>
          <text:p text:style-name="P59"><text:s text:c="2"/>.ReadingOrder = xlContext</text:p>
          <text:p text:style-name="P60"><text:s text:c="2"/>.MergeCells = False</text:p>
          <text:p text:style-name="P61">End With</text:p>
          <text:p text:style-name="P37">Logo, podemos omiti-los para simplificar o script.<text:line-break/>Também podemos juntar os comandos de formatação de alinhamento da mesma célula dentro de um mesmo comando <text:span text:style-name="Source_Text">with selection</text:span>.<text:line-break/></text:p>
          <text:p text:style-name="P62">With Selection</text:p>
          <text:p text:style-name="P63"><text:s text:c="2"/>.HorizontalAlignment = xlCenter</text:p>
          <text:p text:style-name="P64"><text:s text:c="2"/>.VerticalAlignment = xlBottom</text:p>
          <text:p text:style-name="P65">End With</text:p>
        </text:list-item>
      </text:list>
      <text:p text:style-name="Pagebreak"/>
      <text:list text:style-name="L32">
        <text:list-item>
          <text:p text:style-name="P66">Zoom simplificado:<text:line-break/>Ao invés de passar de valor de zoom por valor de zoom.<text:line-break/></text:p>
          <text:p text:style-name="P67">ActiveWindow.Zoom = 110</text:p>
          <text:p text:style-name="P68">ActiveWindow.Zoom = 120</text:p>
          <text:p text:style-name="P69">ActiveWindow.Zoom = 130</text:p>
          <text:p text:style-name="P70">ActiveWindow.Zoom = 140</text:p>
          <text:p text:style-name="P71">ActiveWindow.Zoom = 150</text:p>
          <text:p text:style-name="P66">Podemos ir direto no valor de zoom desejado, eliminando assim as transições.<text:line-break/><text:span text:style-name="Source_Text">ActiveWindow.Zoom = 150</text:span><text:line-break/></text:p>
        </text:list-item>
      </text:list>
      <text:p text:style-name="Pagebreak"/>
      <text:h text:style-name="Heading_20_2" text:outline-level="2"><text:bookmark-start text:name="referência-relativa-ou-macro-relativa"/>2.8 Referência Relativa (ou Macro Relativa)<text:bookmark-end text:name="referência-relativa-ou-macro-relativa"/></text:h>
      <text:h text:style-name="Heading_20_3" text:outline-level="3"><text:bookmark-start text:name="referência-relativa"/>2.8.1 Referência Relativa<text:bookmark-end text:name="referência-relativa"/></text:h>
      <text:list text:style-name="L33">
        <text:list-item>
          <text:p text:style-name="P72">Quando ativado a opção “Usar referência relativa”, na aba “Desenvolvedor”, aplica a Macro onde o cursor esta ativo, ou usa o curso como referência.<text:line-break/></text:p>
        </text:list-item>
        <text:list-item>
          <text:p text:style-name="P72">Ex.: Se você gravar na célula A1 uma Macro que move o cursor para A3, com a opção “Usar referência relativa” ativada, a execução da Macro resultante na célula J6 moverá o cursor para J8.<text:line-break/></text:p>
        </text:list-item>
      </text:list>
      <text:h text:style-name="Heading_20_3" text:outline-level="3"><text:bookmark-start text:name="referência-absoluta"/>2.8.2 Referência Absoluta<text:bookmark-end text:name="referência-absoluta"/></text:h>
      <text:list text:style-name="L34">
        <text:list-item>
          <text:p text:style-name="P73">A forma tradicional com a opção “Usar referência relativa” desativada, é chamado de referência absoluta, onde a Macro apenas repete os comandos nas células | colunas | linhas selecionadas, previamente estabelecidas.<text:line-break/></text:p>
        </text:list-item>
        <text:list-item>
          <text:p text:style-name="P73">Ex.: Se você gravar na célula A1 uma Macro que move o cursor para A3, com a opção “Usar referência relativa” desativada, a execução da Macro resultante na célula J6 moverá o cursor para A3.<text:line-break/></text:p>
        </text:list-item>
      </text:list>
      <text:h text:style-name="Heading_20_3" text:outline-level="3"><text:bookmark-start text:name="usando-referências-relativa-e-absoluta"/>2.8.3 Usando referências relativa e absoluta<text:bookmark-end text:name="usando-referências-relativa-e-absoluta"/></text:h>
      <text:list text:style-name="L35">
        <text:list-item>
          <text:p text:style-name="P74">Podemos usar as duas opções de referência durante a gravação de uma Macro, basta ativar e desativar a opção “Usar referência relativa” durante o processo de gravação.<text:line-break/></text:p>
        </text:list-item>
      </text:list>
      <text:p text:style-name="FigureWithCaption"><draw:frame draw:name="img16" style:rel-width="80.0%" style:rel-height="scale" svg:width="784.421052631579pt" svg:height="457.0105263157895pt"><draw:image xlink:href="Pictures/15.png" xlink:type="simple" xlink:show="embed" xlink:actuate="onLoad"/></draw:frame></text:p>
      <text:p text:style-name="FigureCaption">Opção de “Usar Referências Relativas”.</text:p>
      <text:p text:style-name="Pagebreak"/>
      <text:h text:style-name="Heading_20_3" text:outline-level="3"><text:bookmark-start text:name="simplificando-vba-de-referência-relativa-e-absoluta"/>2.8.4 Simplificando VBA de referência relativa e absoluta<text:bookmark-end text:name="simplificando-vba-de-referência-relativa-e-absoluta"/></text:h>
      <text:list text:style-name="L36">
        <text:list-item>
          <text:p text:style-name="P75">Ao criar uma Macro usando referência relativa ou absoluta o código tem as seguintes caracteristicas:<text:line-break/></text:p>
          <text:list text:style-name="L37">
            <text:list-item>
              <text:p text:style-name="P76">Referência Relativa:<text:line-break/></text:p>
              <text:list text:style-name="L38">
                <text:list-item>
                  <text:p text:style-name="P77">Selecionar linha de referencia (linha inteira):<text:line-break/><text:span text:style-name="Source_Text">ActiveCell.Rows("1:1").EntireRow.Select</text:span><text:line-break/></text:p>
                </text:list-item>
                <text:list-item>
                  <text:p text:style-name="P77">Selecionar coluna de referencia (coluna inteira):<text:line-break/><text:span text:style-name="Source_Text">ActiveCell.Columns("A:A").EntireColumn.Select</text:span><text:line-break/></text:p>
                </text:list-item>
                <text:list-item>
                  <text:p text:style-name="P77">Deletar seleção:<text:line-break/><text:span text:style-name="Source_Text">Selection.Delete</text:span><text:line-break/></text:p>
                </text:list-item>
                <text:list-item>
                  <text:p text:style-name="P77">Mover linhas|colunas após apagar uma linha|coluna:<text:line-break/></text:p>
                  <text:list text:style-name="L39">
                    <text:list-item>
                      <text:p text:style-name="P78">Linha:<text:line-break/><text:span text:style-name="Source_Text">Selection.Delete Shift:=xlUp</text:span><text:line-break/></text:p>
                    </text:list-item>
                    <text:list-item>
                      <text:p text:style-name="P78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  <text:list-item>
              <text:p text:style-name="P76">Referência Absoluta:<text:line-break/></text:p>
              <text:list text:style-name="L40">
                <text:list-item>
                  <text:p text:style-name="P79">Selecionar linha:<text:line-break/><text:span text:style-name="Source_Text">Rows("1:1").Select</text:span><text:line-break/></text:p>
                </text:list-item>
                <text:list-item>
                  <text:p text:style-name="P79">Selecionar coluna:<text:line-break/><text:span text:style-name="Source_Text">Columns("A:A").Select</text:span><text:line-break/></text:p>
                </text:list-item>
                <text:list-item>
                  <text:p text:style-name="P79">Deletar seleção:<text:line-break/><text:span text:style-name="Source_Text">Selection.Delete</text:span><text:line-break/></text:p>
                </text:list-item>
                <text:list-item>
                  <text:p text:style-name="P79">Mover linhas|colunas após apagar uma linha|coluna:<text:line-break/></text:p>
                  <text:list text:style-name="L41">
                    <text:list-item>
                      <text:p text:style-name="P80">Linha:<text:line-break/><text:span text:style-name="Source_Text">Selection.Delete Shift:=xlUp</text:span><text:line-break/></text:p>
                    </text:list-item>
                    <text:list-item>
                      <text:p text:style-name="P80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list text:style-name="L42">
        <text:list-item>
          <text:p text:style-name="P81">Podemos simplificar o código:<text:line-break/></text:p>
          <text:list text:style-name="L43">
            <text:list-item>
              <text:p text:style-name="P82">Referência Relativa:<text:line-break/></text:p>
              <text:list text:style-name="L44">
                <text:list-item>
                  <text:p text:style-name="P83">Simplificando seleção de linha de referência:<text:line-break/></text:p>
                  <text:list text:style-name="L45">
                    <text:list-item>
                      <text:p text:style-name="P84">Gerado automaticamente:<text:line-break/><text:span text:style-name="Source_Text">ActiveCell.Rows("1:1").EntireRow.Select</text:span><text:line-break/></text:p>
                    </text:list-item>
                    <text:list-item>
                      <text:p text:style-name="P84">Simplificando:<text:line-break/><text:span text:style-name="Source_Text">ActiveCell.EntireRow.Select</text:span><text:line-break/></text:p>
                    </text:list-item>
                  </text:list>
                </text:list-item>
                <text:list-item>
                  <text:p text:style-name="P83">Simplificando seleção de coluna de referência:<text:line-break/></text:p>
                  <text:list text:style-name="L46">
                    <text:list-item>
                      <text:p text:style-name="P85">Gerado automaticamente:<text:line-break/><text:span text:style-name="Source_Text">ActiveCell.Columns("A:A").EntireRow.Select</text:span><text:line-break/></text:p>
                    </text:list-item>
                    <text:list-item>
                      <text:p text:style-name="P85">Simplificando:<text:line-break/><text:span text:style-name="Source_Text">ActiveCell.EntireColumn.Select</text:span><text:line-break/></text:p>
                    </text:list-item>
                  </text:list>
                </text:list-item>
                <text:list-item>
                  <text:p text:style-name="P83">Deletando determinada seleção de linha|coluna:<text:line-break/></text:p>
                  <text:list text:style-name="L47">
                    <text:list-item>
                      <text:p text:style-name="P86">Linha, programação gerada automaticamente:<text:line-break/></text:p>
                    </text:list-item>
                  </text:list>
                  <text:p text:style-name="P87">ActiveCell.Rows("1:1").EntireRow.Select</text:p>
                  <text:p text:style-name="P88">Selection.Delete Shift:=xlUp</text:p>
                  <text:list text:style-name="L48">
                    <text:list-item>
                      <text:p text:style-name="P89">Linha simplificando:<text:line-break/><text:span text:style-name="Source_Text">ActiveCell.EntireRow.Delete</text:span><text:line-break/></text:p>
                    </text:list-item>
                    <text:list-item>
                      <text:p text:style-name="P89">Coluna, programação gerada automaticamente:<text:line-break/></text:p>
                    </text:list-item>
                  </text:list>
                  <text:p text:style-name="P90">ActiveCell.Columns("A:A").EntireColumn.Select</text:p>
                  <text:p text:style-name="P91">Selection.Delete Shift:=xlToLeft</text:p>
                  <text:list text:style-name="L49">
                    <text:list-item>
                      <text:p text:style-name="P92">Coluna simplificando:<text:line-break/><text:span text:style-name="Source_Text">ActiveCell.EntireColumn.Delete</text:span><text:line-break/></text:p>
                    </text:list-item>
                  </text:list>
                </text:list-item>
                <text:list-item>
                  <text:p text:style-name="P8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  <text:list-item>
              <text:p text:style-name="P82">Referência Absoluta:<text:line-break/></text:p>
              <text:list text:style-name="L50">
                <text:list-item>
                  <text:p text:style-name="P93">Deletando determinada seleção de linha|coluna:<text:line-break/></text:p>
                  <text:list text:style-name="L51">
                    <text:list-item>
                      <text:p text:style-name="P94">Linha gerada automaticamente:<text:line-break/></text:p>
                    </text:list-item>
                  </text:list>
                  <text:p text:style-name="P95">Rows("1:1").Select</text:p>
                  <text:p text:style-name="P96">Selection.Delete Shift:=xlUp</text:p>
                  <text:list text:style-name="L52">
                    <text:list-item>
                      <text:p text:style-name="P97">Linha Simplificado:<text:line-break/><text:span text:style-name="Source_Text">Rows("1:1").Delete</text:span><text:line-break/></text:p>
                    </text:list-item>
                    <text:list-item>
                      <text:p text:style-name="P97">Coluna gerada automaticamente:<text:line-break/></text:p>
                    </text:list-item>
                  </text:list>
                  <text:p text:style-name="P98">Columns("A:A").Select</text:p>
                  <text:p text:style-name="P99">Selection.Delete Shift:=xlToLeft</text:p>
                  <text:list text:style-name="L53">
                    <text:list-item>
                      <text:p text:style-name="P100">Coluna simplificado:<text:line-break/><text:span text:style-name="Source_Text">Columns("A:A").Delete</text:span><text:line-break/></text:p>
                    </text:list-item>
                  </text:list>
                </text:list-item>
                <text:list-item>
                  <text:p text:style-name="P9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</text:list>
        </text:list-item>
      </text:list>
      <text:p text:style-name="Pagebreak"/>
      <text:list text:style-name="L54">
        <text:list-item>
          <text:p text:style-name="P101">Exemplo de Simplificação de código.<text:line-break/></text:p>
        </text:list-item>
      </text:list>
      <text:p text:style-name="First_20_paragraph">Código Original:<text:line-break/></text:p>
      <text:p text:style-name="P102">Sub ApagarLinhaRelativamente()</text:p>
      <text:p text:style-name="P103">'</text:p>
      <text:p text:style-name="P104">' ApagarLinhaRelativamente Macro</text:p>
      <text:p text:style-name="P105">'</text:p>
      <text:p text:style-name="P106">'</text:p>
      <text:p text:style-name="P107">'</text:p>
      <text:p text:style-name="P108"><text:s text:c="4"/>ActiveCell.Rows("1:1").EntireRow.Select</text:p>
      <text:p text:style-name="P109"><text:s text:c="4"/>Selection.Delete Shift:=xlUp</text:p>
      <text:p text:style-name="P110"><text:s text:c="4"/>Rows("10:10").Select</text:p>
      <text:p text:style-name="P111"><text:s text:c="4"/>Selection.Delete Shift:=xlUp</text:p>
      <text:p text:style-name="P112">End Sub</text:p>
      <text:p text:style-name="First_20_paragraph">Código Simplificado:<text:line-break/></text:p>
      <text:p text:style-name="P113">Sub Apagar_Linha_Relatimente()</text:p>
      <text:p text:style-name="P114">'</text:p>
      <text:p text:style-name="P115">' Apagar_Linha_Relatimente Macro</text:p>
      <text:p text:style-name="P116">' Macro Simplificada</text:p>
      <text:p text:style-name="P117">'</text:p>
      <text:p text:style-name="P118">'</text:p>
      <text:p text:style-name="P119"><text:s text:c="4"/>ActiveCell.EntireRow.Delete</text:p>
      <text:p text:style-name="P120"><text:s text:c="4"/>Rows("10:10").Delete</text:p>
      <text:p text:style-name="P121">End Sub</text:p>
      <text:p text:style-name="Pagebreak"/>
      <text:h text:style-name="Heading_20_2" text:outline-level="2"><text:bookmark-start text:name="diferença-entre-macro-absolta-e-macro-relativa---uso-de-offset"/>2.9 Diferença entre Macro Absolta e Macro Relativa - Uso de <text:span text:style-name="Source_Text">Offset</text:span><text:bookmark-end text:name="diferença-entre-macro-absolta-e-macro-relativa---uso-de-offset"/></text:h>
      <text:h text:style-name="Heading_20_3" text:outline-level="3"><text:bookmark-start text:name="diferença-entre-macro-absoluta-e-relativa"/>2.9.1 Diferença entre Macro Absoluta e Relativa<text:bookmark-end text:name="diferença-entre-macro-absoluta-e-relativa"/></text:h>
      <text:list text:style-name="L55">
        <text:list-item>
          <text:p text:style-name="P122">Quando marcamos, ou desmarcamos, a opção “Usar Referências Relativas”, o código VBA da Macro é alterado.<text:line-break/></text:p>
        </text:list-item>
        <text:list-item>
          <text:p text:style-name="P122">Diferença é o uso do <text:span text:style-name="Source_Text">Offset</text:span>, que cria uma relação relativa (referência relativa) no código VBA gerado.<text:line-break/></text:p>
        </text:list-item>
        <text:list-item>
          <text:p text:style-name="P122">Diferença entre códigos:<text:line-break/></text:p>
          <text:list text:style-name="L56">
            <text:list-item>
              <text:p text:style-name="P123">Macro Absoluta:<text:line-break/><text:span text:style-name="Source_Text">Range("A1").Select</text:span><text:line-break/>Determina o célula selecionada.<text:line-break/></text:p>
            </text:list-item>
            <text:list-item>
              <text:p text:style-name="P123">Macro Relativa:<text:line-break/><text:span text:style-name="Source_Text">ActiveCell.Offset(-4, -3).Range("A1").Select</text:span><text:line-break/>A partir da célula selecionada como referência, anda determinadas coordenadas de células. </text:p>
            </text:list-item>
          </text:list>
        </text:list-item>
      </text:list>
      <text:h text:style-name="Heading_20_3" text:outline-level="3"><text:bookmark-start text:name="verificação-imediata"/>2.9.2 Verificação imediata<text:bookmark-end text:name="verificação-imediata"/></text:h>
      <text:list text:style-name="L57">
        <text:list-item>
          <text:p text:style-name="P124">Abre uma janela de testes rápidos “verificação imediata” para testar códigos VBA.<text:line-break/></text:p>
        </text:list-item>
        <text:list-item>
          <text:p text:style-name="P124">Atalho para abrir a tela no editor VBA:<text:line-break/><text:span text:style-name="Source_Text">Ctrl + G</text:span><text:line-break/></text:p>
        </text:list-item>
        <text:list-item>
          <text:p text:style-name="P124">Exemplo de verificação imediata:<text:line-break/><text:span text:style-name="Source_Text">ActiveCell.Offset(-4, -3).Select</text:span><text:line-break/>Move a célula selecionada em determinada coordenada (-4 linha,-3 coluna).<text:line-break/></text:p>
        </text:list-item>
      </text:list>
      <text:p text:style-name="FigureWithCaption"><draw:frame draw:name="img17" style:rel-width="30.0%" style:rel-height="scale" svg:width="618.4421052631579pt" svg:height="686.6526315789474pt"><draw:image xlink:href="Pictures/16.png" xlink:type="simple" xlink:show="embed" xlink:actuate="onLoad"/></draw:frame></text:p>
      <text:p text:style-name="FigureCaption">Tela de Verificação Imediata.</text:p>
      <text:p text:style-name="Pagebreak"/>
      <text:h text:style-name="Heading_20_3" text:outline-level="3"><text:bookmark-start text:name="offset"/>2.9.3 <text:span text:style-name="Source_Text">Offset</text:span><text:bookmark-end text:name="offset"/></text:h>
      <text:list text:style-name="L58">
        <text:list-item>
          <text:p text:style-name="P125">O comando <text:span text:style-name="Source_Text">Offset</text:span> movimenta o cursor da célula ativa, em determinada coordenada (linha, coluna).<text:line-break/><text:span text:style-name="Source_Text">ActiveCell.Offset(-4, -3).Select</text:span><text:line-break/></text:p>
        </text:list-item>
        <text:list-item>
          <text:p text:style-name="P125">Coordenadas negativas movem o cursor para cima e para esquerda.<text:line-break/><text:span text:style-name="Source_Text">ActiveCell.Offset(-4, -3).Select</text:span><text:line-break/></text:p>
        </text:list-item>
        <text:list-item>
          <text:p text:style-name="P125">Coordenadas positivas movem o cursor para baixo e para direita.<text:line-break/><text:span text:style-name="Source_Text">ActiveCell.Offset(1, 2).Select</text:span><text:line-break/></text:p>
        </text:list-item>
      </text:list>
      <text:h text:style-name="Heading_20_3" text:outline-level="3"><text:bookmark-start text:name="depuração"/>2.9.4 Depuração<text:bookmark-end text:name="depuração"/></text:h>
      <text:list text:style-name="L59">
        <text:list-item>
          <text:p text:style-name="P126">Para executar uma Macro atraves da janela de VBA, podemos usar o <text:span text:style-name="Source_Text">F5</text:span>, ou o botão continuar na barra superior da janele (seta de execução). Basta deixar o cursor dentro do código que deverá ser executado.<text:line-break/></text:p>
        </text:list-item>
      </text:list>
      <text:p text:style-name="FigureWithCaption"><draw:frame draw:name="img18" style:rel-width="30.0%" style:rel-height="scale" svg:width="617.6842105263158pt" svg:height="686.6526315789474pt"><draw:image xlink:href="Pictures/17.png" xlink:type="simple" xlink:show="embed" xlink:actuate="onLoad"/></draw:frame></text:p>
      <text:p text:style-name="FigureCaption">Executar código VBA.</text:p>
      <text:list text:style-name="L60">
        <text:list-item>
          <text:p text:style-name="P127">Caso ocorra algum erro, podemos pedir para depurar o código atrás da linha que ocasionou/desencadeou o erro. A linha do erro é destacada.<text:line-break/></text:p>
        </text:list-item>
      </text:list>
      <text:p text:style-name="FigureWithCaption"><draw:frame draw:name="img19" style:rel-width="30.0%" style:rel-height="scale" svg:width="621.4736842105264pt" svg:height="380.46315789473687pt"><draw:image xlink:href="Pictures/18.png" xlink:type="simple" xlink:show="embed" xlink:actuate="onLoad"/></draw:frame></text:p>
      <text:p text:style-name="FigureCaption">Depuração de código atrás de linha com erro.</text:p>
      <text:p text:style-name="Pagebreak"/>
      <text:h text:style-name="Heading_20_2" text:outline-level="2"><text:bookmark-start text:name="meu-primeiro-programa-vba"/>2.10 Meu primeiro programa VBA<text:bookmark-end text:name="meu-primeiro-programa-vba"/></text:h>
      <text:h text:style-name="Heading_20_3" text:outline-level="3"><text:bookmark-start text:name="caixa-de-diálogo"/>2.10.1 Caixa de Diálogo<text:bookmark-end text:name="caixa-de-diálogo"/></text:h>
      <text:list text:style-name="L61">
        <text:list-item>
          <text:p text:style-name="P128">No VBA, para exibir uma caixa de diálogo usamos a função <text:span text:style-name="Source_Text">MsgBox</text:span>.<text:line-break/></text:p>
        </text:list-item>
      </text:list>
      <text:p text:style-name="FigureWithCaption"><draw:frame draw:name="img20" style:rel-width="60.0%" style:rel-height="scale" svg:width="1454.4pt" svg:height="770.7789473684211pt"><draw:image xlink:href="Pictures/19.png" xlink:type="simple" xlink:show="embed" xlink:actuate="onLoad"/></draw:frame></text:p>
      <text:p text:style-name="FigureCaption">Caixa de diálogo.</text:p>
      <text:p text:style-name="FigureWithCaption"><draw:frame draw:name="img21" style:rel-width="60.0%" style:rel-height="scale" svg:width="1039.0736842105264pt" svg:height="770.7789473684211pt"><draw:image xlink:href="Pictures/20.png" xlink:type="simple" xlink:show="embed" xlink:actuate="onLoad"/></draw:frame></text:p>
      <text:p text:style-name="FigureCaption">Programa VBA para criação de caixa de diálogo.</text:p>
      <text:list text:style-name="L62">
        <text:list-item>
          <text:p text:style-name="P129">Ex.:<text:line-break/></text:p>
          <text:p text:style-name="P130">Sub nome_Macro()</text:p>
          <text:p text:style-name="P131"><text:s text:c="2"/>MsgBox "Caixa de diálogo."</text:p>
          <text:p text:style-name="P132">End Sub</text:p>
        </text:list-item>
      </text:list>
      <text:p text:style-name="Pagebreak"/>
      <text:h text:style-name="Heading_20_1" text:outline-level="1"><text:bookmark-start text:name="desenvolvendo-primeira-ferramenta-básico"/>3 DESENVOLVENDO PRIMEIRA FERRAMENTA (BÁSICO)<text:bookmark-end text:name="desenvolvendo-primeira-ferramenta-básico"/></text:h>
      <text:h text:style-name="Heading_20_2" text:outline-level="2"><text:bookmark-start text:name="sistema-de-cadastro-de-clientes"/>3.1 Sistema de cadastro de clientes<text:bookmark-end text:name="sistema-de-cadastro-de-clientes"/></text:h>
      <text:h text:style-name="Heading_20_3" text:outline-level="3"><text:bookmark-start text:name="apagar-linhas-de-grade-barra-de-fórmulas-e-títulos"/>3.1.1 Apagar linhas de grade, barra de fórmulas e títulos<text:bookmark-end text:name="apagar-linhas-de-grade-barra-de-fórmulas-e-títulos"/></text:h>
      <text:list text:style-name="L63">
        <text:list-item>
          <text:p text:style-name="P133">Podemos para deixar uma aba com aspecto de programa/sistema, remover/omitir informações da tabela.<text:line-break/></text:p>
        </text:list-item>
        <text:list-item>
          <text:p text:style-name="P133">Entre as partes que podemos omitir temos:<text:line-break/></text:p>
          <text:list text:style-name="L64">
            <text:list-item>
              <text:p text:style-name="P134">Linhas de grade.<text:line-break/><text:span text:style-name="T2">Grid</text:span> da tabela que demarca as células.<text:line-break/></text:p>
            </text:list-item>
            <text:list-item>
              <text:p text:style-name="P134">Barra de fórmulas.<text:line-break/></text:p>
            </text:list-item>
            <text:list-item>
              <text:p text:style-name="P134">Títulos.<text:line-break/>São as coordenadas do tabela, tanto da parte superior (letras), quanto a parte lateral esquerda (números).<text:line-break/></text:p>
            </text:list-item>
          </text:list>
        </text:list-item>
        <text:list-item>
          <text:p text:style-name="P133">Para apagar/omitir esses aspectos da tabela:<text:line-break/></text:p>
          <text:list text:style-name="L65">
            <text:list-item>
              <text:p text:style-name="P135">ir na aba <text:span text:style-name="Source_Text">Exibir &gt; Mostrar</text:span>;<text:line-break/></text:p>
            </text:list-item>
            <text:list-item>
              <text:p text:style-name="P135">Marcar ou desmarcar as opções:<text:line-break/></text:p>
              <text:list text:style-name="L66">
                <text:list-item>
                  <text:p text:style-name="P136">Linhas de grade.<text:line-break/></text:p>
                </text:list-item>
                <text:list-item>
                  <text:p text:style-name="P136">Barra de fórmulas.<text:line-break/></text:p>
                </text:list-item>
                <text:list-item>
                  <text:p text:style-name="P136">Títulos.<text:line-break/></text:p>
                </text:list-item>
              </text:list>
            </text:list-item>
          </text:list>
        </text:list-item>
      </text:list>
      <text:p text:style-name="Pagebreak"/>
      <text:p text:style-name="FigureWithCaption"><draw:frame draw:name="img22" style:rel-width="60.0%" style:rel-height="scale" svg:width="1453.6421052631579pt" svg:height="772.2947368421053pt"><draw:image xlink:href="Pictures/21.png" xlink:type="simple" xlink:show="embed" xlink:actuate="onLoad"/></draw:frame></text:p>
      <text:p text:style-name="FigureCaption">Exemplo de tabela com linhas de grade, barra de fórmula e títulos.</text:p>
      <text:p text:style-name="FigureWithCaption"><draw:frame draw:name="img23" style:rel-width="60.0%" style:rel-height="scale" svg:width="1454.4pt" svg:height="771.5368421052632pt"><draw:image xlink:href="Pictures/22.png" xlink:type="simple" xlink:show="embed" xlink:actuate="onLoad"/></draw:frame></text:p>
      <text:p text:style-name="FigureCaption">Exemplo de tabela sem linhas de grade, barra de fórmula e títulos.</text:p>
      <text:p text:style-name="Pagebreak"/>
      <text:h text:style-name="Heading_20_3" text:outline-level="3"><text:bookmark-start text:name="criar-tabela"/>3.1.2 Criar tabela<text:bookmark-end text:name="criar-tabela"/></text:h>
      <text:list text:style-name="L67">
        <text:list-item>
          <text:p text:style-name="P137">A tabela organização e analise dos dados.<text:line-break/></text:p>
        </text:list-item>
        <text:list-item>
          <text:p text:style-name="P137">A tabela facilita:<text:line-break/></text:p>
          <text:list text:style-name="L68">
            <text:list-item>
              <text:p text:style-name="P138">Classificação;<text:line-break/></text:p>
            </text:list-item>
            <text:list-item>
              <text:p text:style-name="P138">Filtragem;<text:line-break/></text:p>
            </text:list-item>
            <text:list-item>
              <text:p text:style-name="P138">Formatação dos dados.<text:line-break/></text:p>
            </text:list-item>
          </text:list>
        </text:list-item>
        <text:list-item>
          <text:p text:style-name="P137">Para criar uma tabela:<text:line-break/></text:p>
          <text:list text:style-name="L69">
            <text:list-item>
              <text:p text:style-name="P139">Basta selecionar os dados;<text:line-break/></text:p>
            </text:list-item>
            <text:list-item>
              <text:p text:style-name="P139">Ir em:<text:line-break/><text:span text:style-name="Source_Text">inserir &gt; Tabelas &gt; Tabela</text:span><text:line-break/></text:p>
            </text:list-item>
            <text:list-item>
              <text:p text:style-name="P139">Definir se tem ou não cabeçalho;<text:line-break/></text:p>
            </text:list-item>
          </text:list>
        </text:list-item>
      </text:list>
      <text:p text:style-name="FigureWithCaption"><draw:frame draw:name="img24" style:rel-width="80.0%" style:rel-height="scale" svg:width="1454.4pt" svg:height="371.36842105263156pt"><draw:image xlink:href="Pictures/23.png" xlink:type="simple" xlink:show="embed" xlink:actuate="onLoad"/></draw:frame></text:p>
      <text:p text:style-name="FigureCaption">Exemplo de tabela.</text:p>
      <text:p text:style-name="Pagebreak"/>
      <text:h text:style-name="Heading_20_3" text:outline-level="3"><text:bookmark-start text:name="protegerbloqueartrancar-tabela"/>3.1.3 Proteger/Bloquear/Trancar tabela<text:bookmark-end text:name="protegerbloqueartrancar-tabela"/></text:h>
      <text:list text:style-name="L70">
        <text:list-item>
          <text:p text:style-name="P140">É possivel para proteger a tabela, ou evitar/restringir que o usuário da planilha edite algum campo não autorizado. Podemos trancar/bloquear a planilha.<text:line-break/></text:p>
        </text:list-item>
        <text:list-item>
          <text:p text:style-name="P140">Para bloquear ou desbloquear a planilha:<text:line-break/></text:p>
          <text:list text:style-name="L71">
            <text:list-item>
              <text:p text:style-name="P141">Bloquear planilha:<text:line-break/><text:span text:style-name="Source_Text">Aba Revisão &gt; Proteger planilha</text:span><text:line-break/></text:p>
            </text:list-item>
            <text:list-item>
              <text:p text:style-name="P141">Desbloquear planilha:<text:line-break/><text:span text:style-name="Source_Text">Aba Revisão &gt; Desproteger planilha</text:span><text:line-break/></text:p>
            </text:list-item>
          </text:list>
        </text:list-item>
        <text:list-item>
          <text:p text:style-name="P140">Trancar a planilha limita o usuário a ações predeterminadas:<text:line-break/></text:p>
          <text:list text:style-name="L72">
            <text:list-item>
              <text:p text:style-name="P142">Selecionar células bloqueadas<text:line-break/></text:p>
            </text:list-item>
            <text:list-item>
              <text:p text:style-name="P142">Selecionar células desbloqueadas<text:line-break/></text:p>
            </text:list-item>
            <text:list-item>
              <text:p text:style-name="P142">Formatar células<text:line-break/></text:p>
            </text:list-item>
            <text:list-item>
              <text:p text:style-name="P142">Formatar Colunas<text:line-break/></text:p>
            </text:list-item>
            <text:list-item>
              <text:p text:style-name="P142">Formatar linhas<text:line-break/></text:p>
            </text:list-item>
            <text:list-item>
              <text:p text:style-name="P142">Inserir colunas<text:line-break/></text:p>
            </text:list-item>
            <text:list-item>
              <text:p text:style-name="P142">Inserir linhas<text:line-break/></text:p>
            </text:list-item>
            <text:list-item>
              <text:p text:style-name="P142">Inserir hiperlinks<text:line-break/></text:p>
            </text:list-item>
            <text:list-item>
              <text:p text:style-name="P142">Excluir colunas<text:line-break/></text:p>
            </text:list-item>
            <text:list-item>
              <text:p text:style-name="P142">Excluir linhas<text:line-break/></text:p>
            </text:list-item>
            <text:list-item>
              <text:p text:style-name="P142">Classificar<text:line-break/></text:p>
            </text:list-item>
            <text:list-item>
              <text:p text:style-name="P142">Usar filtro automático<text:line-break/></text:p>
            </text:list-item>
            <text:list-item>
              <text:p text:style-name="P142">Utilizar tabela dinâmica e gráfico dinâmico<text:line-break/></text:p>
            </text:list-item>
            <text:list-item>
              <text:p text:style-name="P142">Editar objetos<text:line-break/></text:p>
            </text:list-item>
            <text:list-item>
              <text:p text:style-name="P142">Editar cenários<text:line-break/></text:p>
            </text:list-item>
          </text:list>
        </text:list-item>
        <text:list-item>
          <text:p text:style-name="P140">Para destrancar a planilha é necessário senha.<text:line-break/></text:p>
        </text:list-item>
        <text:list-item>
          <text:p text:style-name="P140">Útil para criação de formulários.<text:line-break/></text:p>
        </text:list-item>
        <text:list-item>
          <text:p text:style-name="P140">Podemos deixar apenas determinados campos/células destrancadas para o usuário preencher. Basta selecionar tudo e desselecionar os campos que queremos deixar destrancados/desprotegidos.<text:line-break/></text:p>
        </text:list-item>
      </text:list>
      <text:p text:style-name="Pagebreak"/>
      <text:p text:style-name="FigureWithCaption"><draw:frame draw:name="img25" style:rel-width="80.0%" style:rel-height="scale" svg:width="1454.4pt" svg:height="772.2947368421053pt"><draw:image xlink:href="Pictures/24.png" xlink:type="simple" xlink:show="embed" xlink:actuate="onLoad"/></draw:frame></text:p>
      <text:p text:style-name="FigureCaption">Proteger/bloquear planilha.</text:p>
      <text:p text:style-name="FigureWithCaption"><draw:frame draw:name="img26" style:rel-width="35.0%" style:rel-height="scale" svg:width="279.66315789473686pt" svg:height="397.89473684210526pt"><draw:image xlink:href="Pictures/25.png" xlink:type="simple" xlink:show="embed" xlink:actuate="onLoad"/></draw:frame></text:p>
      <text:p text:style-name="FigureCaption">Opções para proteção/bloquear planilha.</text:p>
      <text:p text:style-name="Pagebreak"/>
      <text:h text:style-name="Heading_20_3" text:outline-level="3"><text:bookmark-start text:name="atribuir-macro-num-botão"/>3.1.4 Atribuir Macro num botão<text:bookmark-end text:name="atribuir-macro-num-botão"/></text:h>
      <text:list text:style-name="L73">
        <text:list-item>
          <text:p text:style-name="P143">Podemos atribuir uma determinada Macro a um botão.<text:line-break/></text:p>
        </text:list-item>
        <text:list-item>
          <text:p text:style-name="P143">Exemplos de útilidade de atribuição de Macro a um botão:<text:line-break/></text:p>
          <text:list text:style-name="L74">
            <text:list-item>
              <text:p text:style-name="P144">Limpar campos;<text:line-break/></text:p>
            </text:list-item>
            <text:list-item>
              <text:p text:style-name="P144">Cadastrar informações;<text:line-break/>Inserir informações de uma aba cadastral para uma tabela apropriada.<text:line-break/></text:p>
            </text:list-item>
            <text:list-item>
              <text:p text:style-name="P144">Direcinar/levar o usuário para outra tabela;<text:line-break/></text:p>
            </text:list-item>
          </text:list>
        </text:list-item>
        <text:list-item>
          <text:p text:style-name="P143">Passos para atribuir Macro num botão:<text:line-break/></text:p>
          <text:list text:style-name="L75">
            <text:list-item>
              <text:p text:style-name="P145">Criar um botão;<text:line-break/></text:p>
            </text:list-item>
          </text:list>
          <text:list text:style-name="L76">
            <text:list-item>
              <text:p text:style-name="P146">Caminho:<text:line-break/><text:span text:style-name="Source_Text">Inserir &gt; Ilustrações &gt; Formas</text:span><text:line-break/>Desenhar botão no formato desejado.<text:line-break/></text:p>
            </text:list-item>
            <text:list-item>
              <text:p text:style-name="P146">Na aba <text:span text:style-name="Source_Text">Formatar</text:span> podemos alterar as especificações visual do botão.<text:line-break/></text:p>
            </text:list-item>
            <text:list-item>
              <text:p text:style-name="P146">Para inserir texto no botão, clicamos dentro do botão com o botão direito do mouse e vamos na opção <text:span text:style-name="Source_Text">Editar texto</text:span>.<text:line-break/></text:p>
            </text:list-item>
          </text:list>
          <text:list text:style-name="L77">
            <text:list-item>
              <text:p text:style-name="P147">Criar Macro;<text:line-break/>Gravar uma Macro com as ações que desejamos que o botão execute.<text:line-break/></text:p>
            </text:list-item>
            <text:list-item>
              <text:p text:style-name="P147">Atribuir Macro no botão.<text:line-break/></text:p>
            </text:list-item>
          </text:list>
          <text:list text:style-name="L78">
            <text:list-item>
              <text:p text:style-name="P148">Clicar com o botão direito do mouse sobre o botão e ir na opção <text:span text:style-name="Source_Text">Atribuir macro</text:span>.<text:line-break/></text:p>
            </text:list-item>
            <text:list-item>
              <text:p text:style-name="P148">Selecionamos a Macro existente e confirmamos com <text:span text:style-name="Source_Text">ok</text:span>.<text:line-break/></text:p>
            </text:list-item>
          </text:list>
        </text:list-item>
      </text:list>
      <text:p text:style-name="Pagebreak"/>
      <text:p text:style-name="Pagebreak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3-15T02:23:06Z</meta:creation-date>
    <dc:date>2024-03-15T02:23:06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14 março 2024</meta:user-defined>
    <meta:user-defined meta:name="output" meta:value-type="string"/>
    <meta:user-defined meta:name="subtitle" meta:value-type="string">Estudo dirigido de Macro e VBA</meta:user-defined>
  </office:meta>
</office:document-meta>
</file>